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ED000002F860B72E3E.png" manifest:media-type="image/png"/>
  <manifest:file-entry manifest:full-path="Pictures/10000000000005EC000002F6E94E6845.png" manifest:media-type="image/png"/>
  <manifest:file-entry manifest:full-path="Pictures/100000000000019A000001214F5266DA.png" manifest:media-type="image/png"/>
  <manifest:file-entry manifest:full-path="Pictures/100000000000020C0000013D54827679.png" manifest:media-type="image/png"/>
  <manifest:file-entry manifest:full-path="Pictures/10000000000005ED000002F5973A748D.png" manifest:media-type="image/png"/>
  <manifest:file-entry manifest:full-path="Pictures/10000000000005ED000002F69DE4BB05.png" manifest:media-type="image/png"/>
  <manifest:file-entry manifest:full-path="Pictures/10000000000002750000014A75CA79D3.png" manifest:media-type="image/png"/>
  <manifest:file-entry manifest:full-path="Pictures/10000000000001940000012AE9CC5FEE.png" manifest:media-type="image/png"/>
  <manifest:file-entry manifest:full-path="Pictures/10000000000005EB000002F7722BADB9.png" manifest:media-type="image/png"/>
  <manifest:file-entry manifest:full-path="Pictures/10000000000005EF000002F6AB587633.png" manifest:media-type="image/png"/>
  <manifest:file-entry manifest:full-path="Pictures/100000000000026E00000111BE55DAB9.png" manifest:media-type="image/png"/>
  <manifest:file-entry manifest:full-path="Pictures/100000000000019B0000012EBEF384B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4cm" svg:stroke-color="#000000" draw:marker-start-width="0.8cm" draw:marker-end-width="0.8cm" draw:fill="none" draw:textarea-horizontal-align="justify" draw:textarea-vertical-align="middle" draw:auto-grow-height="false" fo:min-height="0.45cm" fo:min-width="2.3cm" fo:padding-top="0.325cm" fo:padding-bottom="0.325cm" fo:padding-left="0.45cm" fo:padding-right="0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73cm" svg:height="7.989cm" svg:x="5.027cm" svg:y="1.5cm">
          <draw:image xlink:href="Pictures/100000000000019B0000012EBEF384B2.png" xlink:type="simple" xlink:show="embed" xlink:actuate="onLoad">
            <text:p/>
          </draw:image>
        </draw:frame>
        <draw:frame draw:style-name="gr1" draw:text-style-name="P1" draw:layer="layout" svg:width="18.2cm" svg:height="7.988cm" svg:x="1.4cm" svg:y="11.5cm">
          <draw:image xlink:href="Pictures/100000000000026E00000111BE55DAB9.png" xlink:type="simple" xlink:show="embed" xlink:actuate="onLoad">
            <text:p/>
          </draw:image>
        </draw:frame>
        <draw:custom-shape draw:style-name="gr2" draw:text-style-name="P1" draw:layer="layout" svg:width="3.2cm" svg:height="1.1cm" svg:x="4.5cm" svg:y="18.3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5cm" svg:y1="9.1cm" svg:x2="5.9cm" svg:y2="18.3cm">
          <text:p/>
        </draw:line>
        <draw:frame draw:style-name="gr4" draw:layer="layout" svg:width="6.209cm" svg:height="0.962cm" svg:x="10.891cm" svg:y="9.8cm">
          <draw:text-box>
            <text:p>Save Button Clicked</text:p>
          </draw:text-box>
        </draw:frame>
      </draw:page>
      <draw:page draw:name="page2" draw:style-name="dp1" draw:master-page-name="Default">
        <draw:frame draw:style-name="gr1" draw:text-style-name="P1" draw:layer="layout" svg:width="18.217cm" svg:height="9.09cm" svg:x="1.483cm" svg:y="1.038cm">
          <draw:image xlink:href="Pictures/10000000000005EF000002F6AB587633.png" xlink:type="simple" xlink:show="embed" xlink:actuate="onLoad">
            <text:p/>
          </draw:image>
        </draw:frame>
        <draw:frame draw:style-name="gr1" draw:text-style-name="P1" draw:layer="layout" svg:width="18.1cm" svg:height="9.067cm" svg:x="1.5cm" svg:y="10.733cm">
          <draw:image xlink:href="Pictures/10000000000005EB000002F7722BADB9.png" xlink:type="simple" xlink:show="embed" xlink:actuate="onLoad">
            <text:p/>
          </draw:image>
        </draw:frame>
        <draw:line draw:style-name="gr3" draw:text-style-name="P1" draw:layer="layout" svg:x1="8.3cm" svg:y1="8.2cm" svg:x2="10.8cm" svg:y2="15.4cm">
          <text:p/>
        </draw:line>
        <draw:frame draw:style-name="gr4" draw:layer="layout" svg:width="6.386cm" svg:height="0.962cm" svg:x="8.914cm" svg:y="9.9cm">
          <draw:text-box>
            <text:p>Save Button Clicked.</text:p>
          </draw:text-box>
        </draw:frame>
        <draw:custom-shape draw:style-name="gr2" draw:text-style-name="P1" draw:layer="layout" svg:width="1.9cm" svg:height="0.9cm" svg:x="11.1cm" svg:y="15.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0.688cm" svg:height="7.884cm" svg:x="5.112cm" svg:y="1.316cm">
          <draw:image xlink:href="Pictures/10000000000001940000012AE9CC5FEE.png" xlink:type="simple" xlink:show="embed" xlink:actuate="onLoad">
            <text:p/>
          </draw:image>
        </draw:frame>
        <draw:frame draw:style-name="gr1" draw:text-style-name="P1" draw:layer="layout" svg:width="16.641cm" svg:height="8.73cm" svg:x="2.159cm" svg:y="11.3cm">
          <draw:image xlink:href="Pictures/10000000000002750000014A75CA79D3.png" xlink:type="simple" xlink:show="embed" xlink:actuate="onLoad">
            <text:p/>
          </draw:image>
        </draw:frame>
        <draw:custom-shape draw:style-name="gr2" draw:text-style-name="P1" draw:layer="layout" svg:width="3.2cm" svg:height="1.1cm" svg:x="5.1cm" svg:y="18.4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9.2cm" svg:x2="5.8cm" svg:y2="18.4cm">
          <text:p/>
        </draw:line>
        <draw:frame draw:style-name="gr4" draw:layer="layout" svg:width="6.209cm" svg:height="0.962cm" svg:x="10.791cm" svg:y="9.9cm">
          <draw:text-box>
            <text:p>Save Button Clicked</text:p>
          </draw:text-box>
        </draw:frame>
      </draw:page>
      <draw:page draw:name="page4" draw:style-name="dp1" draw:master-page-name="Default">
        <draw:frame draw:style-name="gr1" draw:text-style-name="P1" draw:layer="layout" svg:width="17.6cm" svg:height="8.793cm" svg:x="1.8cm" svg:y="1cm">
          <draw:image xlink:href="Pictures/10000000000005ED000002F69DE4BB05.png" xlink:type="simple" xlink:show="embed" xlink:actuate="onLoad">
            <text:p/>
          </draw:image>
        </draw:frame>
        <draw:frame draw:style-name="gr1" draw:text-style-name="P1" draw:layer="layout" svg:width="17.718cm" svg:height="8.841cm" svg:x="1.799cm" svg:y="10.8cm">
          <draw:image xlink:href="Pictures/10000000000005ED000002F5973A748D.png" xlink:type="simple" xlink:show="embed" xlink:actuate="onLoad">
            <text:p/>
          </draw:image>
        </draw:frame>
        <draw:line draw:style-name="gr3" draw:text-style-name="P1" draw:layer="layout" svg:x1="8.3cm" svg:y1="8.3cm" svg:x2="10.8cm" svg:y2="15.5cm">
          <text:p/>
        </draw:line>
        <draw:frame draw:style-name="gr4" draw:layer="layout" svg:width="6.386cm" svg:height="0.962cm" svg:x="8.914cm" svg:y="10cm">
          <draw:text-box>
            <text:p>Save Button Clicked.</text:p>
          </draw:text-box>
        </draw:frame>
        <draw:custom-shape draw:style-name="gr2" draw:text-style-name="P1" draw:layer="layout" svg:width="1.9cm" svg:height="0.9cm" svg:x="11.3cm" svg:y="15.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13.863cm" svg:height="8.386cm" svg:x="2.6cm" svg:y="11.2cm">
          <draw:image xlink:href="Pictures/100000000000020C0000013D54827679.png" xlink:type="simple" xlink:show="embed" xlink:actuate="onLoad">
            <text:p/>
          </draw:image>
        </draw:frame>
        <draw:custom-shape draw:style-name="gr2" draw:text-style-name="P1" draw:layer="layout" svg:width="3.2cm" svg:height="1.1cm" svg:x="5.4cm" svg:y="18.1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cm" svg:y1="8.9cm" svg:x2="6.8cm" svg:y2="18.1cm">
          <text:p/>
        </draw:line>
        <draw:frame draw:style-name="gr4" draw:layer="layout" svg:width="6.209cm" svg:height="0.962cm" svg:x="11.491cm" svg:y="9.9cm">
          <draw:text-box>
            <text:p>Save Button Clicked</text:p>
          </draw:text-box>
        </draw:frame>
        <draw:frame draw:style-name="gr1" draw:text-style-name="P1" draw:layer="layout" svg:width="10.847cm" svg:height="7.645cm" svg:x="5.3cm" svg:y="1.455cm">
          <draw:image xlink:href="Pictures/100000000000019A000001214F5266DA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7.745cm" svg:height="8.871cm" svg:x="1.583cm" svg:y="1.029cm">
          <draw:image xlink:href="Pictures/10000000000005EC000002F6E94E6845.png" xlink:type="simple" xlink:show="embed" xlink:actuate="onLoad">
            <text:p/>
          </draw:image>
        </draw:frame>
        <draw:frame draw:style-name="gr1" draw:text-style-name="P1" draw:layer="layout" svg:width="17.617cm" svg:height="8.825cm" svg:x="1.683cm" svg:y="10.777cm">
          <draw:image xlink:href="Pictures/10000000000005ED000002F860B72E3E.png" xlink:type="simple" xlink:show="embed" xlink:actuate="onLoad">
            <text:p/>
          </draw:image>
        </draw:frame>
        <draw:line draw:style-name="gr3" draw:text-style-name="P1" draw:layer="layout" svg:x1="8.3cm" svg:y1="8.4cm" svg:x2="11.1cm" svg:y2="15.9cm">
          <text:p/>
        </draw:line>
        <draw:frame draw:style-name="gr4" draw:layer="layout" svg:width="6.386cm" svg:height="0.962cm" svg:x="8.914cm" svg:y="9.9cm">
          <draw:text-box>
            <text:p>Save Button Clicked.</text:p>
          </draw:text-box>
        </draw:frame>
        <draw:custom-shape draw:style-name="gr2" draw:text-style-name="P1" draw:layer="layout" svg:width="1.9cm" svg:height="0.9cm" svg:x="11.3cm" svg:y="15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25:44.459000000</meta:creation-date>
    <dc:date>2015-03-11T10:14:35.451000000</dc:date>
    <meta:editing-duration>PT8M41S</meta:editing-duration>
    <meta:editing-cycles>4</meta:editing-cycles>
    <meta:generator>LibreOffice/4.2.5.2$Windows_x86 LibreOffice_project/61cb170a04bb1f12e77c884eab9192be736ec5f5</meta:generator>
    <meta:document-statistic meta:object-count="30"/>
  </office:meta>
</office:document-meta>
</file>